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lbany" svg:font-family="Albany, sans-serif"/>
    <style:font-face style:name="Arial" svg:font-family="Arial"/>
    <style:font-face style:name="Arial1" svg:font-family="Arial, sans-serif"/>
    <style:font-face style:name="Bitstream Vera Serif" svg:font-family="'Bitstream Vera 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Times New Roman" svg:font-family="'Times New Roman'"/>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cm" fo:margin-bottom="0cm" style:page-number="auto"/>
    </style:style>
    <style:style style:name="P2" style:family="paragraph" style:parent-style-name="_5f_ChapterHeading">
      <style:paragraph-properties fo:padding="0cm"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17">
      <style:paragraph-properties fo:text-align="start" style:justify-single-word="false"/>
    </style:style>
    <style:style style:name="P6" style:family="paragraph" style:parent-style-name="Text_20_body">
      <style:text-properties style:font-name="Arial" fo:font-size="18pt" fo:font-weight="bold"/>
    </style:style>
    <style:style style:name="P7" style:family="paragraph" style:parent-style-name="Text_20_body">
      <style:paragraph-properties fo:text-align="start" style:justify-single-word="false"/>
      <style:text-properties style:font-name="Arial" fo:font-size="18pt" fo:font-weight="bold"/>
    </style:style>
    <style:style style:name="P8" style:family="paragraph" style:parent-style-name="Text_20_body">
      <style:text-properties style:font-name="Arial" fo:font-weight="bold"/>
    </style:style>
    <style:style style:name="P9" style:family="paragraph" style:parent-style-name="Text_20_body">
      <style:text-properties fo:language="en" fo:country="US"/>
    </style:style>
    <style:style style:name="P10" style:family="paragraph" style:parent-style-name="Text_20_body">
      <style:text-properties fo:font-weight="bold"/>
    </style:style>
    <style:style style:name="P11" style:family="paragraph" style:parent-style-name="Text_20_body">
      <style:paragraph-properties fo:text-align="start" style:justify-single-word="false"/>
      <style:text-properties style:font-name="Arial1" fo:font-size="14pt" fo:font-weight="bold"/>
    </style:style>
    <style:style style:name="P12" style:family="paragraph" style:parent-style-name="Text_20_body">
      <style:paragraph-properties fo:margin-top="0cm" fo:margin-bottom="0.423cm"/>
    </style:style>
    <style:style style:name="P13" style:family="paragraph" style:parent-style-name="Text_20_body">
      <style:paragraph-properties fo:margin-top="0cm" fo:margin-bottom="0.423cm"/>
      <style:text-properties style:font-name="Arial" fo:language="en" fo:country="US" fo:font-weight="bold"/>
    </style:style>
    <style:style style:name="P14" style:family="paragraph" style:parent-style-name="Text_20_body">
      <style:paragraph-properties fo:margin-top="0cm" fo:margin-bottom="0.423cm"/>
      <style:text-properties style:font-name="Arial" fo:font-size="18pt" fo:language="en" fo:country="US" fo:font-weight="bold"/>
    </style:style>
    <style:style style:name="P15" style:family="paragraph" style:parent-style-name="Text_20_body">
      <style:paragraph-properties fo:margin-top="0cm" fo:margin-bottom="0.423cm"/>
      <style:text-properties style:font-name="Arial" fo:font-size="18pt" fo:font-weight="bold"/>
    </style:style>
    <style:style style:name="P16" style:family="paragraph" style:parent-style-name="Text_20_body">
      <style:paragraph-properties fo:margin-top="0cm" fo:margin-bottom="0.423cm" fo:text-align="center" style:justify-single-word="false"/>
      <style:text-properties style:font-name="Arial" fo:font-size="18pt" fo:font-weight="bold"/>
    </style:style>
    <style:style style:name="P17" style:family="paragraph" style:parent-style-name="Text_20_body">
      <style:paragraph-properties fo:margin-left="0cm" fo:margin-right="0cm" fo:text-align="center" style:justify-single-word="false" fo:text-indent="0cm" style:auto-text-indent="false"/>
      <style:text-properties fo:font-weight="bold"/>
    </style:style>
    <style:style style:name="P18" style:family="paragraph" style:parent-style-name="Text_20_body">
      <style:paragraph-properties fo:margin-left="0cm" fo:margin-right="0cm" fo:margin-top="0cm" fo:margin-bottom="0cm" fo:text-indent="0cm" style:auto-text-indent="false"/>
    </style:style>
    <style:style style:name="P19" style:family="paragraph" style:parent-style-name="Text_20_body">
      <style:paragraph-properties fo:margin-left="0cm" fo:margin-right="0cm" fo:margin-top="0cm" fo:margin-bottom="0cm" fo:text-indent="4.128cm" style:auto-text-indent="false"/>
    </style:style>
    <style:style style:name="P20" style:family="paragraph" style:parent-style-name="Text_20_body">
      <style:paragraph-properties fo:margin-left="1.27cm" fo:margin-right="0cm" fo:text-indent="-0.635cm" style:auto-text-indent="false"/>
    </style:style>
    <style:style style:name="P21" style:family="paragraph" style:parent-style-name="Text_20_body">
      <style:paragraph-properties fo:margin-top="0.42cm" fo:margin-bottom="0.212cm"/>
      <style:text-properties style:font-name="Arial" fo:font-size="18pt" fo:font-weight="bold"/>
    </style:style>
    <style:style style:name="P22" style:family="paragraph" style:parent-style-name="Text_20_body">
      <style:paragraph-properties fo:margin-top="0.42cm" fo:margin-bottom="0.212cm"/>
      <style:text-properties style:font-name="Arial1" fo:font-size="18pt" fo:font-weight="bold"/>
    </style:style>
    <style:style style:name="P23" style:family="paragraph" style:parent-style-name="IPG_5f_chapter_5f_title">
      <style:paragraph-properties fo:break-before="page"/>
    </style:style>
    <style:style style:name="P24" style:family="paragraph" style:parent-style-name="_5f_TOC1">
      <style:paragraph-properties>
        <style:tab-stops>
          <style:tab-stop style:position="0.54cm"/>
          <style:tab-stop style:position="16.009cm" style:type="right" style:leader-style="dotted" style:leader-text="."/>
        </style:tab-stops>
      </style:paragraph-properties>
    </style:style>
    <style:style style:name="P25" style:family="paragraph" style:parent-style-name="_5f_TOC1">
      <style:paragraph-properties>
        <style:tab-stops>
          <style:tab-stop style:position="15.91cm" style:type="right" style:leader-style="dotted" style:leader-text="."/>
        </style:tab-stops>
      </style:paragraph-properties>
    </style:style>
    <style:style style:name="P26" style:family="paragraph" style:parent-style-name="_5f_ContentsHeading">
      <style:paragraph-properties fo:break-before="page"/>
    </style:style>
    <style:style style:name="P27" style:family="paragraph" style:parent-style-name="_5f_TOC2">
      <style:paragraph-properties>
        <style:tab-stops>
          <style:tab-stop style:position="15.51cm" style:type="right" style:leader-style="dotted" style:leader-text="."/>
        </style:tab-stops>
      </style:paragraph-properties>
    </style:style>
    <style:style style:name="P28" style:family="paragraph" style:parent-style-name="_5f_PrefaceTitle" style:master-page-name="_5f_Title">
      <style:paragraph-properties style:page-number="auto"/>
    </style:style>
    <style:style style:name="P29" style:family="paragraph" style:parent-style-name="TextBody" style:list-style-name="L18"/>
    <style:style style:name="P30" style:family="paragraph" style:parent-style-name="TextBody" style:list-style-name="L19"/>
    <style:style style:name="P31" style:family="paragraph" style:parent-style-name="TextBody" style:list-style-name="L20"/>
    <style:style style:name="P32" style:family="paragraph" style:parent-style-name="TextBody" style:list-style-name="L21"/>
    <style:style style:name="P33" style:family="paragraph" style:parent-style-name="TextBody">
      <style:paragraph-properties fo:margin-left="2.75cm" fo:margin-right="0cm" fo:text-indent="0cm" style:auto-text-indent="false"/>
    </style:style>
    <style:style style:name="P34" style:family="paragraph" style:parent-style-name="TextBody">
      <style:paragraph-properties fo:break-before="page"/>
    </style:style>
    <style:style style:name="P35" style:family="paragraph" style:parent-style-name="TextBody">
      <style:paragraph-properties fo:margin-left="1.468cm" fo:margin-right="0cm" fo:text-indent="0cm" style:auto-text-indent="false"/>
    </style:style>
    <style:style style:name="P36" style:family="paragraph" style:parent-style-name="TextBody">
      <style:paragraph-properties fo:margin-left="1.49cm" fo:margin-right="0cm" fo:text-indent="0cm" style:auto-text-indent="false"/>
    </style:style>
    <style:style style:name="P37" style:family="paragraph" style:parent-style-name="Heading_20_1">
      <style:text-properties fo:font-size="10pt"/>
    </style:style>
    <style:style style:name="P38" style:family="paragraph" style:parent-style-name="Heading1">
      <style:paragraph-properties fo:break-before="page"/>
    </style:style>
    <style:style style:name="P39" style:family="paragraph" style:parent-style-name="Heading2">
      <style:paragraph-properties fo:break-before="page"/>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ize="12pt"/>
    </style:style>
    <style:style style:name="T15" style:family="text">
      <style:text-properties style:font-name="Arial" fo:font-size="18pt" fo:font-weight="bold"/>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cm"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cm" fo:border="none" style:shadow="none">
        <style:background-image/>
      </style:graphic-properties>
    </style:style>
    <style:style style:name="fr3" style:family="graphic" style:parent-style-name="Graphics">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cm" draw:visible-area-width="19.687cm" draw:visible-area-height="13.866cm"/>
    </style:style>
    <style:style style:name="fr9" style:family="graphic" style:parent-style-name="OLE">
      <style:graphic-properties style:vertical-pos="top" style:vertical-rel="paragraph" style:horizontal-pos="center" style:horizontal-rel="paragraph" draw:ole-draw-aspect="1" draw:visible-area-top="0cm" draw:visible-area-width="20.11cm" draw:visible-area-height="14.501cm"/>
    </style:style>
    <style:style style:name="Sect1" style:family="section">
      <style:section-properties text:dont-balance-text-columns="false" fo:margin-left="1.316cm" fo:margin-right="0.016cm" style:editable="false">
        <style:columns fo:column-count="3">
          <style:column style:rel-width="1686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fo:margin-left="1.335cm" fo:margin-right="0.014cm" style:editable="false">
        <style:columns fo:column-count="3">
          <style:column style:rel-width="16799*" fo:start-indent="0cm" fo:end-indent="0cm"/>
          <style:column style:rel-width="21845*" fo:start-indent="0cm" fo:end-indent="0cm"/>
          <style:column style:rel-width="21845*"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8"><text:bookmark text:name="__RefHeading__6846_1439623614"/>TinyCAD user manual<text:bookmark-end text:name="__RefHeading__6846_1439623614"/></text:p>
      <text:p text:style-name="TextBody">Version 2.70.02</text:p>
      <text:p text:style-name="TextBody">http://tinycad.sourceforge.net</text:p>
      <text:p text:style-name="TextBody"/>
      <text:list xml:id="list42286657" text:style-name="Outline">
        <text:list-item>
          <text:list>
            <text:list-item>
              <text:h text:style-name="P38"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0476551"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36">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10"/>
      <text:p text:style-name="Heading2">Current Development Team</text:p>
      <text:section text:style-name="Sect2" text:name="Section3">
        <text:p text:style-name="P35">Don Lucas<text:line-break/>Mark Langezaal<text:line-break/>Magnus Beischer<text:line-break/>Stephen Friederichs<text:line-break/>Jason Sachs</text:p>
      </text:section>
      <text:p text:style-name="TextBody"/>
      <text:p text:style-name="Heading2">Recent Contributors from outside the development team:</text:p>
      <text:section text:style-name="Sect2" text:name="Section2">
        <text:p text:style-name="P35">Thomas Peterson<text:line-break/>Oleg Skydan<text:line-break/>Greg Endler</text:p>
      </text:section>
      <text:p text:style-name="P10"/>
      <text:p text:style-name="Text_20_body"/>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p>
      <text:p text:style-name="P37"/>
      <text:p text:style-name="P26">Contents</text:p>
      <text:p text:style-name="P24"><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27">Copyright 1994-1995,2002-2010 Matt Pyne.<text:tab/>2</text:p>
          <text:p text:style-name="P27">Credits<text:tab/>2</text:p>
          <text:p text:style-name="P25">1Overview of TinyCAD’s features<text:tab/>9</text:p>
          <text:p text:style-name="P25">2Drawing a design<text:tab/>11</text:p>
          <text:p text:style-name="P27">To place symbols in to your design<text:tab/>11</text:p>
          <text:p text:style-name="P27">To wire up your design<text:tab/>11</text:p>
          <text:p text:style-name="P27">Editing your drawing<text:tab/>13</text:p>
          <text:p text:style-name="P27">Symbol attributes<text:tab/>14</text:p>
          <text:p text:style-name="P27">Automatic junction placement<text:tab/>14</text:p>
          <text:p text:style-name="P27">Advanced drawing techniques<text:tab/>15</text:p>
          <text:p text:style-name="P27">Adding power<text:tab/>15</text:p>
          <text:p text:style-name="P27">Using labels<text:tab/>16</text:p>
          <text:p text:style-name="P27">Adding buses<text:tab/>17</text:p>
          <text:p text:style-name="P27">Adding text and annotations<text:tab/>18</text:p>
          <text:p text:style-name="P27">Drawing rectangles and ellipses<text:tab/>18</text:p>
          <text:p text:style-name="P27">Drawing polygons &amp; polylines<text:tab/>19</text:p>
          <text:p text:style-name="P27">Changing the drawing order<text:tab/>19</text:p>
          <text:p text:style-name="P25">3An introduction to libraries<text:tab/>21</text:p>
          <text:p text:style-name="P27">Symbol pins<text:tab/>23</text:p>
          <text:p text:style-name="P27">Multiple parts per package<text:tab/>24</text:p>
          <text:p text:style-name="P27">Creating a new symbol library<text:tab/>26</text:p>
          <text:p text:style-name="P25">4Printing a design<text:tab/>29</text:p>
          <text:p text:style-name="P25">5Exporting to PCB programs<text:tab/>31</text:p>
          <text:p text:style-name="P27">Use wires and symbols correctly<text:tab/>31</text:p>
          <text:p text:style-name="P27">Add the “package” attribute to all symbols<text:tab/>31</text:p>
          <text:p text:style-name="P25"><text:soft-page-break/>6Using multiple sheet schematics<text:tab/>35</text:p>
          <text:p text:style-name="P27">Using multiple sheets<text:tab/>35</text:p>
          <text:p text:style-name="P27">Using hierarchical designs<text:tab/>35</text:p>
          <text:p text:style-name="P27">Using both hierarchical designs and multiple sheets<text:tab/>36</text:p>
          <text:p text:style-name="P25">7Using SPICE with TinyCAD<text:tab/>37</text:p>
          <text:p text:style-name="P27">The TinyCAD SPICE system<text:tab/>37</text:p>
          <text:p text:style-name="P27">The SPICE template strings<text:tab/>39</text:p>
          <text:p text:style-name="P27">The Spice Prologue and Epilogue<text:tab/>39</text:p>
          <text:p text:style-name="P27">The SPICE RUN node<text:tab/>41</text:p>
          <text:p text:style-name="P27">The “0” net<text:tab/>41</text:p>
          <text:p text:style-name="P27">Generation of the SPICE file<text:tab/>42</text:p>
          <text:p text:style-name="P27">Advanced SPICE file generation with conditional statements<text:tab/>43</text:p>
          <text:p text:style-name="P25">8Menu reference<text:tab/>45</text:p>
          <text:p text:style-name="P27">File menu<text:tab/>45</text:p>
          <text:p text:style-name="P27">Edit menu<text:tab/>48</text:p>
          <text:p text:style-name="P27">Library menu<text:tab/>51</text:p>
          <text:p text:style-name="P27">Symbol menu<text:tab/>53</text:p>
          <text:p text:style-name="P27">Special menu<text:tab/>54</text:p>
          <text:p text:style-name="P27">Options menu<text:tab/>56</text:p>
          <text:p text:style-name="P25">9Toolbar reference<text:tab/>59</text:p>
          <text:p text:style-name="P27">Annotation toolbar<text:tab/>59</text:p>
          <text:p text:style-name="P27">Drawing toolbar<text:tab/>61</text:p>
          <text:p text:style-name="P27">Block toolbar <text:tab/>63</text:p>
          <text:p text:style-name="P27">Drawing toolbar<text:tab/>65</text:p>
          <text:p text:style-name="P27">File toolbar<text:tab/>69</text:p>
          <text:p text:style-name="P25">10Change log<text:tab/>71</text:p>
          <text:p text:style-name="P27">Changes since version 2.70.00 Build 248 Beta<text:tab/>71</text:p>
          <text:p text:style-name="P27">Changes since version 2.60.01<text:tab/>71</text:p>
          <text:p text:style-name="P27">Changes since version 2.50.00<text:tab/>72</text:p>
          <text:p text:style-name="P25">11Changes and/or corrections <text:tab/>75</text:p>
          <text:p text:style-name="P27">How to build TinyCAD<text:tab/>75</text:p>
        </text:index-body>
      </text:table-of-content>
      <text:p text:style-name="IndentedSingle"/>
      <text:list xml:id="list20506443" text:continue-numbering="true" text:style-name="Outline">
        <text:list-item>
          <text:h text:style-name="P23" text:outline-level="1"><text:bookmark text:name="__RefHeading__6856_1439623614"/><text:bookmark text:name="Overview of TinyCAD’s features"/>Overview of TinyCAD’s features<text:bookmark-end text:name="__RefHeading__6856_1439623614"/></text:h>
        </text:list-item>
      </text:list>
      <text:p text:style-name="P18"/>
      <text:p text:style-name="P18"><draw:frame draw:style-name="fr8" draw:name="Object1" text:anchor-type="paragraph" svg:width="19.05cm" svg:height="13.42cm" draw:z-index="39"><draw:object-ole xlink:href="./Object 1" xlink:type="simple" xlink:show="embed" xlink:actuate="onLoad"/><draw:image xlink:href="./ObjectReplacements/Object 1" xlink:type="simple" xlink:show="embed" xlink:actuate="onLoad"/><svg:desc>OLE-object</svg:desc></draw:frame></text:p>
      <text:p text:style-name="P18"/>
      <text:p text:style-name="P18"><draw:frame draw:style-name="fr9" draw:name="Object2" text:anchor-type="paragraph" svg:width="19.05cm" svg:height="13.732cm" draw:z-index="40"><draw:object-ole xlink:href="./Object 2" xlink:type="simple" xlink:show="embed" xlink:actuate="onLoad"/><draw:image xlink:href="./ObjectReplacements/Object 2" xlink:type="simple" xlink:show="embed" xlink:actuate="onLoad"/><svg:desc>OLE-object</svg:desc></draw:frame><text:soft-page-break/></text:p>
      <text:p text:style-name="P19"/>
      <text:list xml:id="list20503912"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in-built objects such as wires, junctions, etc., and from imported component symbols, such as diodes, transistors, etc.</text:p>
      <text:list xml:id="list20479459"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2281961" text:style-name="_5f_Tip">
        <text:list-item>
          <text:p text:style-name="Tip"><text:span text:style-name="T7">You can move a symbol’s text fields around. First select the symbol for editing, and then you can drag any of the symbol’s fields with the mouse to a new position on the drawing.</text:span></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0501547" text:continue-list="list20479459"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oft-page-break/><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0490648" text:continue-list="list42281961" text:style-name="_5f_Tip">
        <text:list-item>
          <text:p text:style-name="Tip"><text:span text:style-name="T7">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span></text:p>
        </text:list-item>
      </text:list>
      <text:p text:style-name="P13"/>
      <text:p text:style-name="P13"/>
      <text:p text:style-name="P13"/>
      <text:list xml:id="list20505140" text:continue-list="list20501547" text:style-name="Outline">
        <text:list-item>
          <text:list>
            <text:list-item>
              <text:h text:style-name="P38"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4" draw:name="graphics2" text:anchor-type="paragraph" svg:x="0.069cm" svg:y="-0.243cm" svg:width="7.595cm" svg:height="6.514cm" draw:z-index="23"><draw:image xlink:href="../../../../../svn/tinycad/TinyCAD/trunk/docs/BM0.BMP"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9"/>
      <text:p text:style-name="P9"/>
      <text:p text:style-name="P9"/>
      <text:p text:style-name="P9"/>
      <text:p text:style-name="P9"/>
      <text:p text:style-name="P9"/>
      <text:list xml:id="list20482219" text:continue-numbering="true" text:style-name="Outline">
        <text:list-item>
          <text:list>
            <text:list-item>
              <text:h text:style-name="P38" text:outline-level="2"><draw:frame draw:style-name="fr5" draw:name="graphics5" text:anchor-type="paragraph" svg:width="8.202cm" svg:height="4.034cm" draw:z-index="24"><draw:image xlink:href="../../../../../svn/tinycad/TinyCAD/trunk/docs/BM1.BMP"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0476831"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text:soft-page-break/>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Settings dialogue, and then the junction tool will be available to you.</text:p>
      <text:p text:style-name="TextBody">Whilst automatic junction placement is on, you cannot select junctions.</text:p>
      <text:list xml:id="list20507195"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2"><draw:frame draw:style-name="fr5" draw:name="graphics6" text:anchor-type="paragraph" svg:width="5.011cm" svg:height="7.964cm" draw:z-index="25"><draw:image xlink:href="../../../../../svn/tinycad/TinyCAD/trunk/docs/BM2.BMP" xlink:type="simple" xlink:show="embed" xlink:actuate="onLoad"/></draw:frame></text:p>
      <text:list xml:id="list20490409"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9"/>
      <text:list xml:id="list20507790" text:continue-numbering="true" text:style-name="Outline">
        <text:list-item>
          <text:list>
            <text:list-item>
              <text:h text:style-name="P38" text:outline-level="2"><text:bookmark text:name="__RefHeading__7382_1439623614"/><text:bookmark text:name="Using Labels"/>Using labels<text:bookmark-end text:name="__RefHeading__7382_1439623614"/></text:h>
            </text:list-item>
          </text:list>
        </text:list-item>
      </text:list>
      <text:p text:style-name="TextBody"><draw:frame draw:style-name="fr5" draw:name="graphics7" text:anchor-type="paragraph" svg:width="9.816cm" svg:height="5.424cm" draw:z-index="26"><draw:image xlink:href="../../../../../svn/tinycad/TinyCAD/trunk/docs/image004.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0492677" text:continue-numbering="true" text:style-name="Outline">
        <text:list-item>
          <text:list>
            <text:list-item>
              <text:h text:style-name="P38" text:outline-level="2"><text:bookmark text:name="__RefHeading__7384_1439623614"/><text:bookmark text:name="Adding Buses"/>Adding buses<text:bookmark-end text:name="__RefHeading__7384_1439623614"/></text:h>
            </text:list-item>
          </text:list>
        </text:list-item>
      </text:list>
      <text:p text:style-name="P14"/>
      <text:p text:style-name="TextBody"><draw:frame draw:style-name="fr6" draw:name="graphics8" text:anchor-type="paragraph" svg:width="17.198cm" svg:height="11.456cm" draw:z-index="27"><draw:image xlink:href="../../../../../svn/tinycad/TinyCAD/trunk/docs/BM5.BMP"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2"><text:soft-page-break/></text:p>
      <text:list xml:id="list20497949" text:continue-numbering="true" text:style-name="Outline">
        <text:list-item>
          <text:list>
            <text:list-item>
              <text:h text:style-name="Heading1" text:outline-level="2"><text:bookmark text:name="__RefHeading__7386_1439623614"/><text:bookmark text:name="Adding Text and Annotations"/>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14.109cm" svg:height="9.758cm" draw:z-index="28"><draw:image xlink:href="../../../../../svn/tinycad/TinyCAD/trunk/docs/BM6.BMP" xlink:type="simple" xlink:show="embed" xlink:actuate="onLoad"/></draw:frame></text:p>
      <text:list xml:id="list20503951"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0502650" text:continue-numbering="true" text:style-name="Outline">
        <text:list-item>
          <text:list>
            <text:list-item>
              <text:h text:style-name="Heading1" text:outline-level="2"><text:bookmark text:name="__RefHeading__7390_1439623614"/><text:bookmark text:name="Drawing Polygons &amp; Polylines"/><text:soft-page-break/>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0488500"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5"/>
      <text:list xml:id="list20505361" text:continue-numbering="true" text:style-name="Outline">
        <text:list-item>
          <text:h text:style-name="P23"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11.324cm" svg:height="6.297cm" draw:z-index="29"><draw:image xlink:href="../../../../../svn/tinycad/TinyCAD/trunk/docs/BM7.BMP"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text:soft-page-break/>button. This does not, in any way, delete the file and library is still available to others. To actually delete the library you must use Windows Explorer.</text:p>
      <text:p text:style-name="Text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2"><draw:frame draw:style-name="fr3" draw:name="graphics12" text:anchor-type="paragraph" svg:width="17.59cm" svg:height="11.546cm" draw:z-index="30"><draw:image xlink:href="../../../../../svn/tinycad/TinyCAD/trunk/docs/bm15.bmp" xlink:type="simple" xlink:show="embed" xlink:actuate="onLoad"/></draw:frame></text:p>
      <text:p text:style-name="TextBody">Use the library editing window to:</text:p>
      <text:p text:style-name="P20"><text:span text:style-name="T11">·</text:span><text:span text:style-name="T10"> </text:span>See all of the thumbnails of the symbols in the library</text:p>
      <text:p text:style-name="P20"><text:span text:style-name="T11">·</text:span><text:span text:style-name="T10"> </text:span>Add new symbols to the library</text:p>
      <text:p text:style-name="P20"><text:soft-page-break/><text:span text:style-name="T11">·</text:span><text:span text:style-name="T10"> </text:span>Delete and rename symbols in the library.</text:p>
      <text:p text:style-name="P20"><text:span text:style-name="T11">·</text:span><text:span text:style-name="T10"> </text:span>Edit a symbols names and attributes</text:p>
      <text:p text:style-name="P20"><text:span text:style-name="T11">·</text:span><text:span text:style-name="T10"> </text:span>Move symbols from one library to another</text:p>
      <text:p text:style-name="P20"><text:span text:style-name="T11">·</text:span><text:span text:style-name="T10"> </text:span>Export symbols into an XML file</text:p>
      <text:p text:style-name="P20"><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0492302"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0487507" text:continue-numbering="true" text:style-name="Outline">
        <text:list-item>
          <text:list>
            <text:list-item>
              <text:h text:style-name="Heading1" text:outline-level="2"><text:bookmark text:name="__RefHeading__6862_1439623614"/><text:bookmark text:name="Multiple Parts Per Package"/><text:soft-page-break/>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34">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7"><draw:frame draw:style-name="fr3" draw:name="graphics9" text:anchor-type="paragraph" svg:width="17.59cm" svg:height="8.576cm" draw:z-index="22"><draw:image xlink:href="../../../../../svn/tinycad/TinyCAD/trunk/docs/image010.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6"/>
      <text:list xml:id="list20477193" text:continue-numbering="true" text:style-name="Outline">
        <text:list-item>
          <text:list>
            <text:list-item>
              <text:h text:style-name="P38"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17.489cm" svg:height="12.965cm" draw:z-index="31"><draw:image xlink:href="../../../../../svn/tinycad/TinyCAD/trunk/docs/image005.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text:soft-page-break/>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0478665" text:continue-numbering="true" text:style-name="Outline">
        <text:list-item>
          <text:h text:style-name="P23"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14.355cm" svg:height="13.531cm" draw:z-index="32"><draw:image xlink:href="../../../../../svn/tinycad/TinyCAD/trunk/docs/bm%20print.bmp"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text:soft-page-break/>page will contain a different section of the design. Once all the pages have been printed, the pages can be stuck 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0496527"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2369333" text:style-name="L17">
        <text:list-item>
          <text:p text:style-name="P5"><text:soft-page-break/>Use wires and symbols correctly</text:p>
        </text:list-item>
        <text:list-item>
          <text:p text:style-name="P5">Add the “Package” attribute to symbols</text:p>
        </text:list-item>
        <text:list-item>
          <text:p text:style-name="P5">Export the netlist in a format compatible with your PCB layout program</text:p>
        </text:list-item>
      </text:list>
      <text:p text:style-name="P4"/>
      <text:list xml:id="list20492574" text:continue-list="list20496527"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p text:style-name="TextBody"/>
      <text:list xml:id="list20481278"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10.973cm" svg:height="7.445cm" draw:z-index="38"><draw:image xlink:href="../../../../../svn/tinycad/TinyCAD/trunk/docs/bm%20attribute.bmp"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14.185cm" svg:height="6.528cm" draw:z-index="33"><draw:image xlink:href="../../../../../svn/tinycad/TinyCAD/trunk/docs/bm%20pcb.bmp"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6"><text:soft-page-break/></text:p>
      <text:list xml:id="list20485929" text:continue-numbering="true" text:style-name="Outline">
        <text:list-item>
          <text:h text:style-name="P23"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p text:style-name="TextBody"/>
      <text:list xml:id="list20478978"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0508012"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text:soft-page-break/>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p text:style-name="Text_20_body"/>
      <text:list xml:id="list20489088"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0505535"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_20_body"/>
      <text:p text:style-name="TextBody">TinyCAD now has built-in SPICE file generation system. Currently there are <text:span text:style-name="T12">no</text:span> libraries supplied with TinyCAD for use with SPICE, you will have to create your own.</text:p>
      <text:p text:style-name="TextBody"/>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p text:style-name="Text_20_body"/>
      <text:list xml:id="list20494145" text:continue-list="list20490648" text:style-name="_5f_Tip">
        <text:list-item>
          <text:p text:style-name="Tip"><text:bookmark text:name="Remember there is always help!"/>Remember there is always help!</text:p>
        </text:list-item>
      </text:list>
      <text:p text:style-name="Text_20_body"/>
      <text:p text:style-name="TextBody">The creation of SPICE simulation circuits is not trivial, but it should be straightforward if you already know something about SPICE. If you get stuck, then use the TinyCAD web-site to get some support.</text:p>
      <text:p text:style-name="P8"/>
      <text:list xml:id="list20483310" text:continue-list="list20505535"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42347592" text:style-name="L18">
        <text:list-item>
          <text:p text:style-name="P29">The “model” template – this is the string that is inserted into the SPICE file for every instance of the component in the circuit. </text:p>
        </text:list-item>
        <text:list-item>
          <text:p text:style-name="P29">The “prolog” template – this is the string that is inserted into the top of the SPICE file. It is only inserted once per component type. </text:p>
        </text:list-item>
        <text:list-item>
          <text:p text:style-name="P29">The “epilog” template – this is the string that is inserted into bottom of the SPICE file. It is only inserted once per component type. </text:p>
        </text:list-item>
      </text:list>
      <text:p text:style-name="TextBody"><text:soft-page-break/></text:p>
      <text:p text:style-name="TextBody">These three templates can be found on the new “SPICE” tab that is on the symbol properties. Right click on the symbol in the library thumbnail view and select “Symbol Properties”.</text:p>
      <text:p text:style-name="Text_20_body"/>
      <text:p text:style-name="TextBody">The SPICE circuit diagram itself requires 3 parts:</text:p>
      <text:list xml:id="list42357831" text:style-name="L19">
        <text:list-item>
          <text:p text:style-name="P30">The circuit must be constructed using only SPICE enabled symbols </text:p>
        </text:list-item>
        <text:list-item>
          <text:p text:style-name="P30">The circuit must have a special “RUN” symbol (which will need to be created by you). </text:p>
        </text:list-item>
        <text:list-item>
          <text:p text:style-name="P30">The circuit must have a special “0” node, which is a requirement of a SPICE circuit. </text:p>
        </text:list-item>
      </text:list>
      <text:p text:style-name="TextBody">Once all of these requirements have been met, you can use the new option in the "Special" menu to generate the SPICE file.</text:p>
      <text:p text:style-name="TextBody"/>
      <text:list xml:id="list20493434" text:continue-list="list20483310" text:style-name="Outline">
        <text:list-item>
          <text:list>
            <text:list-item>
              <text:h text:style-name="P38"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
      <text:p text:style-name="TextBody">For example, for the resistor we would have:</text:p>
      <text:p text:style-name="TextBody"/>
      <text:p text:style-name="TextBody">R$(refnum) %(1) %(2) $(NAME)</text:p>
      <text:p text:style-name="TextBody"/>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TextBody"/>
      <text:p text:style-name="TextBody">R3 7 9 10K</text:p>
      <text:p text:style-name="TextBody"/>
      <text:p text:style-name="TextBody">Notice how each of the $() and %() parts of the line have been replaced by the net information.</text:p>
      <text:p text:style-name="TextBody"/>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p text:style-name="Text_20_body"/>
      <text:list xml:id="list20494481"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text:soft-page-break/>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0487892" text:continue-numbering="true" text:style-name="Outline">
        <text:list-item>
          <text:list>
            <text:list-item>
              <text:h text:style-name="P38"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p text:style-name="Text_20_body"/>
      <text:list xml:id="list20491371"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42376214" text:style-name="L20">
        <text:list-item>
          <text:p text:style-name="P31">Use a label. Any connections with a label will use the label’s name in the SPICE net </text:p>
        </text:list-item>
        <text:list-item>
          <text:p text:style-name="P31">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0495029" text:continue-list="list20491371" text:style-name="Outline">
        <text:list-item>
          <text:list>
            <text:list-item>
              <text:h text:style-name="Heading1" text:outline-level="2"><text:bookmark text:name="__RefHeading__6894_1439623614"/><text:bookmark text:name="Generation of the SPICE file"/><text:soft-page-break/>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0496920" text:continue-numbering="true" text:style-name="Outline">
        <text:list-item>
          <text:list>
            <text:list-item>
              <text:h text:style-name="P38"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42373895" text:style-name="L21">
        <text:list-item>
          <text:p text:style-name="P32">Test to see if an attribute is defined on the symbol </text:p>
        </text:list-item>
        <text:list-item>
          <text:p text:style-name="P32">Test to see if an attribute is an empty string on the symbol </text:p>
        </text:list-item>
        <text:list-item>
          <text:p text:style-name="P32">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TextBody">?( defined( attributename ), true string, false string ) </text:p>
      <text:p text:style-name="TextBody">?( not_defined( attributename ), true string, false string ) </text:p>
      <text:p text:style-name="TextBody">?( empty( attributename ), true string, false string )</text:p>
      <text:p text:style-name="TextBody">?( not_empty( attributename ), true string, false string )</text:p>
      <text:p text:style-name="TextBody">?( connected( pinnumber ), true string, false string )</text:p>
      <text:p text:style-name="TextBody">?( not_connected( pinnumber ), true string, false string )</text:p>
      <text:p text:style-name="TextBody">If you wish to place a question mark ( “?” ) into your template, then you can escape it by placing the a “\” in front of it.</text:p>
      <text:p text:style-name="P22"/>
      <text:list xml:id="list20500183" text:continue-list="list20496920" text:style-name="Outline">
        <text:list-item>
          <text:h text:style-name="P23" text:outline-level="1"><text:bookmark text:name="__RefHeading__6898_1439623614"/><text:bookmark text:name="File Menu Reference"/>Menu reference<text:bookmark-end text:name="__RefHeading__6898_1439623614"/></text:h>
        </text:list-item>
      </text:list>
      <text:p text:style-name="P4"/>
      <text:list xml:id="list20501204" text:continue-numbering="true" text:style-name="Outline">
        <text:list-item>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11.155cm" svg:height="5.592cm" draw:z-index="34"><draw:image xlink:href="../../../../../svn/tinycad/TinyCAD/trunk/docs/BM8.BMP"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P4"/>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text:soft-page-break/>Page Setup</text:p>
      <text:p text:style-name="TextBody"><draw:frame draw:style-name="fr5" draw:name="graphics17" text:anchor-type="paragraph" svg:width="9.336cm" svg:height="4.985cm" draw:z-index="35"><draw:image xlink:href="../../../../../svn/tinycad/TinyCAD/trunk/docs/BM10.BMP"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21"/>
      <text:list xml:id="list20500326" text:continue-numbering="true" text:style-name="Outline">
        <text:list-item>
          <text:list>
            <text:list-item>
              <text:h text:style-name="P38"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11"/>
      <text:p text:style-name="P39">Copy to...</text:p>
      <text:p text:style-name="TextBody">Using this option you can save just part of the current design. This part can be loaded as a design in its own right, or imported into another design.</text:p>
      <text:p text:style-name="TextBody"><text:span text:style-name="T14">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22"/>
      <text:list xml:id="list20507280" text:continue-numbering="true" text:style-name="Outline">
        <text:list-item>
          <text:list>
            <text:list-item>
              <text:h text:style-name="P38" text:outline-level="2"><text:bookmark text:name="__RefHeading__6904_1439623614"/><text:bookmark text:name="Library Menu Reference"/>Library menu<text:bookmark-end text:name="__RefHeading__6904_1439623614"/></text:h>
            </text:list-item>
          </text:list>
        </text:list-item>
      </text:list>
      <text:p text:style-name="P4"/>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11.324cm" svg:height="6.297cm" draw:z-index="36"><draw:image xlink:href="../../../../../svn/tinycad/TinyCAD/trunk/docs/BM7.BMP"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ext:soft-page-break/>This option causes all the libraries currently in use to be re-read, and any changes displayed in the current design. This only effects the design in the current window.</text:p>
      <text:p text:style-name="Heading2"><text:bookmark text:name="Part in Package"/>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text:soft-page-break/>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0490042"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20497592" text:continue-list="list20494145"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text:soft-page-break/>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0494335" text:continue-list="list20490042" text:style-name="Outline">
        <text:list-item>
          <text:list>
            <text:list-item>
              <text:h text:style-name="Heading1" text:outline-level="2"><text:bookmark text:name="__RefHeading__6908_1439623614"/><text:bookmark text:name="Special Menu"/>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text:soft-page-break/>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text:soft-page-break/>-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0506730" text:continue-numbering="true" text:style-name="Outline">
        <text:list-item>
          <text:list>
            <text:list-item>
              <text:h text:style-name="Heading1" text:outline-level="2"><text:bookmark text:name="__RefHeading__6910_1439623614"/><text:bookmark text:name="Options Menu Reference"/>Options menu<text:bookmark-end text:name="__RefHeading__6910_1439623614"/></text:h>
            </text:list-item>
          </text:list>
        </text:list-item>
      </text:list>
      <text:p text:style-name="Heading2">Settings</text:p>
      <text:p text:style-name="Heading3"><draw:frame draw:style-name="fr7" draw:name="graphics19" text:anchor-type="paragraph" svg:width="10.365cm" svg:height="7.463cm" draw:z-index="37"><draw:image xlink:href="../../../../../svn/tinycad/TinyCAD/trunk/docs/BM12.BMP" xlink:type="simple" xlink:show="embed" xlink:actuate="onLoad"/></draw:frame><text:span text:style-name="T13">Show Grid</text:span></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Heading3"><text:span text:style-name="T13">Snap to Grid</text:span></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Heading3"><text:soft-page-break/><text:span text:style-name="T13">Normal, Fine, User grid spacing</text:span></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Heading3"><text:span text:style-name="T13">Scroll bar increments</text:span></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ext:soft-page-break/>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7"/>
      <text:list xml:id="list20492331" text:continue-numbering="true" text:style-name="Outline">
        <text:list-item>
          <text:h text:style-name="P23"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P4"/>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text:soft-page-break/>dialogue normally displayed in the top right hand corner of the drawing.</text:p>
      <text:p text:style-name="P4"/>
      <text:p text:style-name="Heading2">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0489941" text:continue-numbering="true" text:style-name="Outline">
        <text:list-item>
          <text:list>
            <text:list-item>
              <text:h text:style-name="Heading1" text:outline-level="2"><text:bookmark text:name="__RefHeading__6916_1439623614"/><text:bookmark text:name="Drawing Toolbar reference"/><text:soft-page-break/><text:span text:style-name="T15">Drawing toolbar</text:span><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ext:soft-page-break/>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P4"/>
      <text:p text:style-name="P7"/>
      <text:list xml:id="list20483655" text:continue-numbering="true" text:style-name="Outline">
        <text:list-item>
          <text:list>
            <text:list-item>
              <text:h text:style-name="P38"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P4"/>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P4"/>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text:soft-page-break/>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p text:style-name="TextBody"/>
      <text:p text:style-name="P4"/>
      <text:p text:style-name="P4"/>
      <text:p text:style-name="P7"/>
      <text:list xml:id="list20485664" text:continue-numbering="true" text:style-name="Outline">
        <text:list-item>
          <text:list>
            <text:list-item>
              <text:h text:style-name="P38"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P4"/>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text:soft-page-break/>within the rectangle.</text:p>
      <text:p text:style-name="Heading2">Junction</text:p>
      <text:p text:style-name="TextBody">Junctions are normally automatically placed for you. You do not need to use this tool.</text:p>
      <text:p text:style-name="TextBody">Junctions indicate when two wires meet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text:soft-page-break/>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text:soft-page-break/>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0488911" text:continue-list="list20497592" text:style-name="_5f_Tip">
        <text:list-item>
          <text:p text:style-name="Tip">You may also use the scroll-wheel to zoom.</text:p>
        </text:list-item>
      </text:list>
      <text:p text:style-name="P4"/>
      <text:p text:style-name="P7"/>
      <text:list xml:id="list20493325" text:continue-list="list20485664" text:style-name="Outline">
        <text:list-item>
          <text:list>
            <text:list-item>
              <text:h text:style-name="P38"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ext:soft-page-break/>To select objects in the design use the edit item option on the toolbar.</text:p>
      <text:p text:style-name="TextBody">You may also paste into other Windows applications such as Microsoft Word.</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0491950"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text:p>
      <text:list xml:id="list20477745"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3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20507186"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TextBody">Welcome to TinyCAD version 2.60.00. Here is a quick summary that has changed in this release:</text:p>
      <text:p text:style-name="Heading2"><text:soft-page-break/>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p text:style-name="TextBody"/>
      <text:p text:style-name="TextBody"/>
      <text:list xml:id="list20482686" text:continue-numbering="true" text:style-name="Outline">
        <text:list-item>
          <text:h text:style-name="P23" text:outline-level="1"><text:bookmark text:name="__RefHeading__8080_1439623614"/><text:bookmark-start text:name="Changes and Corrections"/>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Lucas@OrikonSolutions.com</text:a> with a short explanation of your changes and Don Lucas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0504797"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lbany" svg:font-family="Albany, sans-serif"/>
    <style:font-face style:name="Arial" svg:font-family="Arial"/>
    <style:font-face style:name="Arial1" svg:font-family="Arial, sans-serif"/>
    <style:font-face style:name="Bitstream Vera Serif" svg:font-family="'Bitstream Vera 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Times New Roman" svg:font-family="'Times New Roman'"/>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1.429cm" fo:margin-right="0cm" fo:margin-top="0cm" fo:margin-bottom="0.212cm" fo:text-indent="0cm"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Footer"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cm" fo:margin-bottom="0cm"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cm" fo:margin-right="0.305cm" fo:text-indent="0cm"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cm" fo:margin-bottom="0.101cm"/>
      <style:text-properties fo:font-size="7pt"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5.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5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5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5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5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2.54cm" fo:margin-right="0cm" fo:margin-top="0cm" fo:margin-bottom="1.9cm" fo:text-indent="0cm" style:auto-text-indent="false" style:page-number="auto" fo:padding-left="0cm" fo:padding-right="0cm" fo:padding-top="0cm" fo:padding-bottom="0.199cm" fo:border-left="none" fo:border-right="none" fo:border-top="none" fo:border-bottom="0.018cm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cm" fo:margin-bottom="2.15cm" style:page-number="auto" fo:padding-left="0.049cm" fo:padding-right="0.049cm" fo:padding-top="0cm" fo:padding-bottom="0.199cm" fo:border-left="none" fo:border-right="none" fo:border-top="none" fo:border-bottom="0.018cm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1.199cm" fo:margin-bottom="0.4cm" style:page-number="auto" fo:padding="0cm"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2.75cm" fo:margin-right="0cm" fo:text-indent="0cm" style:auto-text-indent="false"/>
      <style:text-properties fo:font-size="17pt"/>
    </style:style>
    <style:style style:name="_5f_TOC1" style:display-name="_TOC1" style:family="paragraph" style:parent-style-name="Index" style:master-page-name="">
      <style:paragraph-properties fo:margin-left="2.14cm" fo:margin-right="0cm" fo:margin-top="1cm" fo:margin-bottom="0.101cm" fo:text-align="start" style:justify-single-word="false" fo:text-indent="0cm" style:auto-text-indent="false" style:page-number="auto" fo:keep-with-next="always">
        <style:tab-stops>
          <style:tab-stop style:position="0.54cm"/>
          <style:tab-stop style:position="16cm"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2.54cm" fo:margin-right="0cm" fo:margin-top="0cm" fo:margin-bottom="0.101cm" fo:text-indent="0cm" style:auto-text-indent="false" style:page-number="auto" fo:keep-with-next="auto">
        <style:tab-stops>
          <style:tab-stop style:position="16cm"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3.039cm" fo:margin-right="0cm" fo:text-indent="0cm"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176cm" fo:font-weight="600"/>
    </style:style>
    <style:style style:name="Header_20_left" style:display-name="Header left"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IPG_5f_para" style:display-name="IPG_para" style:family="paragraph" style:parent-style-name="Text_20_body">
      <style:paragraph-properties fo:margin-left="2.75cm" fo:margin-right="0cm" fo:text-indent="0cm"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cm" fo:margin-bottom="0.051cm" fo:orphans="0" fo:widows="0" style:page-number="auto"/>
    </style:style>
    <style:style style:name="IPG_5f_listitem_5f_last" style:display-name="IPG_listitem_last" style:family="paragraph" style:parent-style-name="IPG_5f_listitem" style:next-style-name="IPG_5f_para">
      <style:paragraph-properties fo:margin-top="0cm" fo:margin-bottom="0.21cm"/>
    </style:style>
    <style:style style:name="IPG_5f_sect3_5f_title" style:display-name="IPG_sect3_title" style:family="paragraph" style:parent-style-name="IPG_5f_sect2_5f_title" style:next-style-name="IPG_5f_para">
      <style:paragraph-properties fo:margin-top="0.7cm" fo:margin-bottom="0.4cm"/>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2.75cm"/>
        </style:tab-stops>
      </style:paragraph-properties>
      <style:text-properties style:font-size-asian="10.5pt"/>
    </style:style>
    <style:style style:name="_5f_HeaderLeft" style:display-name="_HeaderLeft" style:family="paragraph" style:parent-style-name="Header">
      <style:paragraph-properties fo:padding-left="0.049cm" fo:padding-right="0.049cm" fo:padding-top="0cm" fo:padding-bottom="0.199cm" fo:border-left="none" fo:border-right="none" fo:border-top="none" fo:border-bottom="0.002cm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101cm" fo:margin-bottom="0.21cm"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cm" fo:margin-bottom="0.21cm"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cm" fo:margin-bottom="0.101cm"/>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cm" fo:margin-bottom="0.42cm" style:page-number="auto"/>
    </style:style>
    <style:style style:name="IPG_5f_programlisting_5f_first" style:display-name="IPG_programlisting_first" style:family="paragraph" style:parent-style-name="IPG_5f_programlisting" style:next-style-name="IPG_5f_programlisting">
      <style:paragraph-properties fo:margin-top="0.199cm" fo:margin-bottom="0.101cm"/>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2.701cm" fo:margin-right="0cm" fo:text-align="start" style:justify-single-word="false" fo:text-indent="0cm" style:auto-text-indent="false">
        <style:tab-stops>
          <style:tab-stop style:position="16cm"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cm" fo:margin-right="0cm" fo:margin-top="0.049cm" fo:margin-bottom="0.049cm" fo:text-indent="0cm"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2cm" fo:margin-right="0cm" fo:text-indent="0cm"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2cm"/>
        </style:tab-stops>
      </style:paragraph-properties>
    </style:style>
    <style:style style:name="Table" style:family="paragraph" style:parent-style-name="_5f_Caption" style:class="extra" style:master-page-name="">
      <style:paragraph-properties fo:margin-left="2.75cm" fo:margin-right="0cm" fo:text-indent="0cm"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2.743cm" fo:margin-right="0cm" fo:text-indent="0cm"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3.401cm" fo:margin-right="0cm" fo:text-indent="0cm"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2.54cm" fo:margin-right="0cm" fo:text-indent="0cm" style:auto-text-indent="false"/>
    </style:style>
    <style:style style:name="List_20_1_20_Start" style:display-name="List 1 Start" style:family="paragraph" style:parent-style-name="List_20_2"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_5f_annotation" style:display-name="_annotation" style:family="paragraph" style:parent-style-name="IPG_5f_para" style:master-page-name="">
      <style:paragraph-properties fo:margin-top="0.21cm" fo:margin-bottom="0.42cm" fo:keep-together="always" style:page-number="auto" fo:padding="0.049cm" fo:border-left="none" fo:border-right="none" fo:border-top="0.002cm solid #000000" fo:border-bottom="0.002cm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2.75cm" fo:margin-right="0cm" fo:margin-top="0.21cm" fo:margin-bottom="0.21cm" fo:text-indent="0cm" style:auto-text-indent="false" style:page-number="auto"/>
      <style:text-properties fo:font-size="12pt"/>
    </style:style>
    <style:style style:name="Figure" style:family="paragraph" style:parent-style-name="_5f_Caption">
      <style:paragraph-properties fo:margin-left="0cm" fo:margin-right="0cm" fo:text-indent="0cm"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61cm" fo:margin-right="0cm" fo:text-indent="0cm" style:auto-text-indent="false"/>
      <style:text-properties style:font-name="DejaVu Serif"/>
    </style:style>
    <style:style style:name="IndentedTriple" style:family="paragraph">
      <style:paragraph-properties fo:margin-left="0.914cm" fo:margin-right="0cm" fo:text-indent="0cm" style:auto-text-indent="false"/>
      <style:text-properties style:font-name="DejaVu Serif"/>
    </style:style>
    <style:style style:name="Blockquote" style:family="paragraph">
      <style:paragraph-properties fo:margin-left="0.305cm" fo:margin-right="0.305cm" fo:margin-top="0cm" fo:margin-bottom="0.381cm"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762cm" fo:margin-bottom="0.127cm"/>
      <style:text-properties style:font-name="DejaVu Sans" fo:font-size="12pt" fo:font-weight="bold"/>
    </style:style>
    <style:style style:name="Heading4" style:family="paragraph">
      <style:paragraph-properties fo:margin-top="0.762cm" fo:margin-bottom="0.127cm"/>
      <style:text-properties style:font-name="DejaVu Sans" fo:font-size="14pt" fo:font-weight="bold"/>
    </style:style>
    <style:style style:name="Heading5" style:family="paragraph">
      <style:paragraph-properties fo:margin-top="0.762cm" fo:margin-bottom="0.127cm"/>
      <style:text-properties style:font-name="DejaVu Sans" fo:font-size="10pt" fo:font-weight="bold"/>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master-page-name="">
      <style:paragraph-properties fo:margin-left="2.743cm" fo:margin-right="0cm" fo:widows="0" fo:text-indent="0cm" style:auto-text-indent="false" style:page-number="auto" fo:keep-with-next="always"/>
      <style:text-properties style:font-name="Minion Pro3" fo:font-size="10pt" fo:font-style="normal" fo:font-weight="bold"/>
    </style:style>
    <style:style style:name="TableCaption" style:family="paragraph">
      <style:paragraph-properties fo:margin-top="0cm" fo:margin-bottom="0.254cm" fo:text-align="center" style:justify-single-word="false"/>
      <style:text-properties style:font-name="DejaVu Serif"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2.54cm" fo:margin-right="0cm" fo:text-indent="-2.54cm"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203cm" fo:margin-bottom="0.203cm"/>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3.556cm" fo:margin-right="0cm" fo:text-indent="0cm" style:auto-text-indent="false"/>
    </style:style>
    <style:style style:name="Tip" style:family="paragraph" style:parent-style-name="_5f_annotation" style:next-style-name="Text_20_body" style:list-style-name="_5f_Tip">
      <style:paragraph-properties fo:margin-left="2.743cm" fo:margin-right="0cm" fo:text-indent="0cm"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cm" svg:y="0cm" fo:margin-left="0.201cm" fo:margin-right="0.201cm" fo:margin-top="0.499cm" fo:margin-bottom="1cm" style:wrap="none" style:vertical-pos="top" style:vertical-rel="paragraph-content" style:horizontal-pos="left" style:horizontal-rel="paragraph-content" fo:background-color="transparent" style:background-transparency="100%" fo:padding="0cm" fo:border="none" style:shadow="none">
        <style:background-image/>
        <style:columns fo:column-count="1" fo:column-gap="0cm"/>
      </style:graphic-properties>
    </style:style>
    <style:style style:name="Graphics" style:family="graphic">
      <style:graphic-properties text:anchor-type="paragraph" svg:x="0cm" svg:y="0cm" fo:margin-top="0.499cm" fo:margin-bottom="0.4cm" style:wrap="none" style:vertical-pos="top" style:vertical-rel="paragraph" style:horizontal-pos="left" style:horizontal-rel="paragraph-content"/>
    </style:style>
    <style:style style:name="OLE" style:family="graphic" style:parent-style-name="Graphics">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wlib_5f_frmInner" style:display-name="mwlib_frmInner" style:family="graphic">
      <style:graphic-properties text:anchor-type="page" svg:x="0cm" svg:y="0cm" fo:margin-left="0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text:outline-style style:name="Outline">
      <text:outline-level-style text:level="1" text:style-name="_5f_invisible" style:num-format="1">
        <style:list-level-properties text:min-label-width="2.54cm" text:min-label-distance="2cm"/>
      </text:outline-level-style>
      <text:outline-level-style text:level="2" style:num-format="">
        <style:list-level-properties text:min-label-distance="0.379cm"/>
      </text:outline-level-style>
      <text:outline-level-style text:level="3" style:num-format="">
        <style:list-level-properties text:min-label-distance="0.379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width="2.54cm" text:min-label-distance="2cm"/>
      </text:outline-level-style>
    </text:outline-style>
    <text:list-style style:name="Numbering_20_1" style:display-name="Numbering 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1cm" text:min-label-width="1cm" text:min-label-distance="0.4cm" fo:text-align="end"/>
        <style:text-properties style:font-name="Arial2"/>
      </text:list-level-style-bullet>
      <text:list-level-style-bullet text:level="2" text:style-name="Zeichenformat" style:num-suffix="." text:bullet-char="▼">
        <style:list-level-properties text:space-before="-2cm" text:min-label-width="1cm" text:min-label-distance="0.4cm" fo:text-align="end"/>
        <style:text-properties style:font-name="Arial2"/>
      </text:list-level-style-bullet>
      <text:list-level-style-bullet text:level="3" text:style-name="Zeichenformat" style:num-suffix="." text:bullet-char="▼">
        <style:list-level-properties text:space-before="-3cm" text:min-label-width="1cm" text:min-label-distance="0.4cm" fo:text-align="end"/>
        <style:text-properties style:font-name="Arial2"/>
      </text:list-level-style-bullet>
      <text:list-level-style-bullet text:level="4" text:style-name="Zeichenformat" style:num-suffix="." text:bullet-char="▼">
        <style:list-level-properties text:space-before="-4cm" text:min-label-width="1cm" text:min-label-distance="0.4cm" fo:text-align="end"/>
        <style:text-properties style:font-name="Arial2"/>
      </text:list-level-style-bullet>
      <text:list-level-style-bullet text:level="5" text:style-name="Zeichenformat" style:num-suffix="." text:bullet-char="▼">
        <style:list-level-properties text:space-before="-5.001cm" text:min-label-width="1cm" text:min-label-distance="0.4cm" fo:text-align="end"/>
        <style:text-properties style:font-name="Arial2"/>
      </text:list-level-style-bullet>
      <text:list-level-style-bullet text:level="6" text:style-name="Zeichenformat" style:num-suffix="." text:bullet-char="▼">
        <style:list-level-properties text:space-before="-6.001cm" text:min-label-width="1cm" text:min-label-distance="0.4cm" fo:text-align="end"/>
        <style:text-properties style:font-name="Arial2"/>
      </text:list-level-style-bullet>
      <text:list-level-style-bullet text:level="7" text:style-name="Zeichenformat" style:num-suffix="." text:bullet-char="▼">
        <style:list-level-properties text:space-before="-7.001cm" text:min-label-width="1cm" text:min-label-distance="0.4cm" fo:text-align="end"/>
        <style:text-properties style:font-name="Arial2"/>
      </text:list-level-style-bullet>
      <text:list-level-style-bullet text:level="8" text:style-name="Zeichenformat" style:num-suffix="." text:bullet-char="▼">
        <style:list-level-properties text:space-before="-8.001cm" text:min-label-width="1cm" text:min-label-distance="0.4cm" fo:text-align="end"/>
        <style:text-properties style:font-name="Arial2"/>
      </text:list-level-style-bullet>
      <text:list-level-style-bullet text:level="9" text:style-name="Zeichenformat" style:num-suffix="." text:bullet-char="▼">
        <style:list-level-properties text:space-before="-9.001cm" text:min-label-width="1cm" text:min-label-distance="0.4cm" fo:text-align="end"/>
        <style:text-properties style:font-name="Arial2"/>
      </text:list-level-style-bullet>
      <text:list-level-style-bullet text:level="10" text:style-name="Zeichenformat" style:num-suffix="." text:bullet-char="▼">
        <style:list-level-properties text:space-before="-10.001cm" text:min-label-width="1cm" text:min-label-distance="0.4cm" fo:text-align="end"/>
        <style:text-properties style:font-name="Arial2"/>
      </text:list-level-style-bullet>
    </text:list-style>
    <text:list-style style:name="_5f_Step" style:display-name="_Step">
      <text:list-level-style-number text:level="1" text:style-name="Zeichenformat" style:num-format="1">
        <style:list-level-properties text:space-before="-1cm" text:min-label-width="1cm" text:min-label-distance="0.4cm" fo:text-align="end"/>
      </text:list-level-style-number>
      <text:list-level-style-number text:level="2" text:style-name="Numbering_20_Symbols" style:num-suffix="." style:num-format="a">
        <style:list-level-properties text:space-before="0.401cm" text:min-label-width="0.4cm" text:min-label-distance="0.4cm" fo:text-align="end"/>
      </text:list-level-style-number>
      <text:list-level-style-number text:level="3" text:style-name="Zeichenformat" style:num-format="1">
        <style:list-level-properties text:space-before="-1.799cm" text:min-label-width="0.4cm" text:min-label-distance="0.4cm" fo:text-align="end"/>
      </text:list-level-style-number>
      <text:list-level-style-number text:level="4" text:style-name="Zeichenformat" style:num-format="1">
        <style:list-level-properties text:space-before="-2.398cm" text:min-label-width="0.4cm" text:min-label-distance="0.4cm" fo:text-align="end"/>
      </text:list-level-style-number>
      <text:list-level-style-number text:level="5" text:style-name="Zeichenformat" style:num-format="1">
        <style:list-level-properties text:space-before="-2.998cm" text:min-label-width="0.4cm" text:min-label-distance="0.4cm" fo:text-align="end"/>
      </text:list-level-style-number>
      <text:list-level-style-number text:level="6" text:style-name="Zeichenformat" style:num-format="1">
        <style:list-level-properties text:space-before="-3.598cm" text:min-label-width="0.4cm" text:min-label-distance="0.4cm" fo:text-align="end"/>
      </text:list-level-style-number>
      <text:list-level-style-number text:level="7" text:style-name="Zeichenformat" style:num-format="1">
        <style:list-level-properties text:space-before="-4.198cm" text:min-label-width="0.4cm" text:min-label-distance="0.4cm" fo:text-align="end"/>
      </text:list-level-style-number>
      <text:list-level-style-number text:level="8" text:style-name="Zeichenformat" style:num-format="1">
        <style:list-level-properties text:space-before="-4.797cm" text:min-label-width="0.4cm" text:min-label-distance="0.4cm" fo:text-align="end"/>
      </text:list-level-style-number>
      <text:list-level-style-number text:level="9" text:style-name="Zeichenformat" style:num-format="1">
        <style:list-level-properties text:space-before="-5.397cm" text:min-label-width="0.4cm" text:min-label-distance="0.4cm" fo:text-align="end"/>
      </text:list-level-style-number>
      <text:list-level-style-number text:level="10" text:style-name="Zeichenformat" style:num-format="1">
        <style:list-level-properties text:space-before="-5.997cm" text:min-label-width="0.4cm" text:min-label-distance="0.4cm" fo:text-align="end"/>
      </text:list-level-style-number>
    </text:list-style>
    <text:list-style style:name="_5f_ExampleNumber" style:display-name="_ExampleNumber">
      <text:list-level-style-number text:level="1" text:style-name="Zeichenformat" style:num-prefix="Example " style:num-format="1">
        <style:list-level-properties text:space-before="-2cm" text:min-label-distance="0.4cm" fo:text-align="end"/>
      </text:list-level-style-number>
      <text:list-level-style-number text:level="2" text:style-name="Zeichenformat" style:num-prefix="Example " style:num-format="1" text:display-levels="2">
        <style:list-level-properties text:space-before="-4.001cm" text:min-label-distance="0.4cm" fo:text-align="end"/>
      </text:list-level-style-number>
      <text:list-level-style-number text:level="3" text:style-name="Zeichenformat" style:num-prefix="Example " style:num-format="1" text:display-levels="2">
        <style:list-level-properties text:space-before="-6.001cm" text:min-label-distance="0.4cm" fo:text-align="end"/>
      </text:list-level-style-number>
      <text:list-level-style-number text:level="4" text:style-name="Zeichenformat" style:num-prefix="Example " style:num-format="1" text:display-levels="2">
        <style:list-level-properties text:space-before="-8.001cm" text:min-label-distance="0.4cm" fo:text-align="end"/>
      </text:list-level-style-number>
      <text:list-level-style-number text:level="5" text:style-name="Zeichenformat" style:num-prefix="Example " style:num-format="1" text:display-levels="2">
        <style:list-level-properties text:space-before="-10.001cm" text:min-label-distance="0.4cm" fo:text-align="end"/>
      </text:list-level-style-number>
      <text:list-level-style-number text:level="6" text:style-name="Zeichenformat" style:num-prefix="Example " style:num-format="1" text:display-levels="2">
        <style:list-level-properties text:space-before="-12.002cm" text:min-label-distance="0.4cm" fo:text-align="end"/>
      </text:list-level-style-number>
      <text:list-level-style-number text:level="7" text:style-name="Zeichenformat" style:num-prefix="Example " style:num-format="1" text:display-levels="2">
        <style:list-level-properties text:space-before="-14.002cm" text:min-label-distance="0.4cm" fo:text-align="end"/>
      </text:list-level-style-number>
      <text:list-level-style-number text:level="8" text:style-name="Zeichenformat" style:num-prefix="Example " style:num-format="1" text:display-levels="2">
        <style:list-level-properties text:space-before="-16.002cm" text:min-label-distance="0.4cm" fo:text-align="end"/>
      </text:list-level-style-number>
      <text:list-level-style-number text:level="9" text:style-name="Zeichenformat" style:num-prefix="Example " style:num-format="1" text:display-levels="2">
        <style:list-level-properties text:space-before="-18.002cm" text:min-label-distance="0.4cm" fo:text-align="end"/>
      </text:list-level-style-number>
      <text:list-level-style-number text:level="10" text:style-name="Zeichenformat" style:num-prefix="Example " style:num-format="1" text:display-levels="2">
        <style:list-level-properties text:space-before="-20.003cm" text:min-label-distance="0.4cm"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1.7cm" text:min-label-distance="0.4cm" fo:text-align="end"/>
      </text:list-level-style-number>
      <text:list-level-style-number text:level="2" text:style-name="Zeichenformat" style:num-prefix="See Also" style:num-format="">
        <style:list-level-properties text:space-before="-3.401cm" text:min-label-distance="0.4cm" fo:text-align="end"/>
      </text:list-level-style-number>
      <text:list-level-style-number text:level="3" text:style-name="Zeichenformat" style:num-prefix="See Also" style:num-format="">
        <style:list-level-properties text:space-before="-5.101cm" text:min-label-distance="0.4cm" fo:text-align="end"/>
      </text:list-level-style-number>
      <text:list-level-style-number text:level="4" text:style-name="Zeichenformat" style:num-prefix="See Also" style:num-format="">
        <style:list-level-properties text:space-before="-6.802cm" text:min-label-distance="0.4cm" fo:text-align="end"/>
      </text:list-level-style-number>
      <text:list-level-style-number text:level="5" text:style-name="Zeichenformat" style:num-prefix="See Also" style:num-format="">
        <style:list-level-properties text:space-before="-8.502cm" text:min-label-distance="0.4cm" fo:text-align="end"/>
      </text:list-level-style-number>
      <text:list-level-style-number text:level="6" text:style-name="Zeichenformat" style:num-prefix="See Also" style:num-format="">
        <style:list-level-properties text:space-before="-10.202cm" text:min-label-distance="0.4cm" fo:text-align="end"/>
      </text:list-level-style-number>
      <text:list-level-style-number text:level="7" text:style-name="Zeichenformat" style:num-prefix="See Also" style:num-format="">
        <style:list-level-properties text:space-before="-11.903cm" text:min-label-distance="0.4cm" fo:text-align="end"/>
      </text:list-level-style-number>
      <text:list-level-style-number text:level="8" text:style-name="Zeichenformat" style:num-prefix="See Also" style:num-format="">
        <style:list-level-properties text:space-before="-13.603cm" text:min-label-distance="0.4cm" fo:text-align="end"/>
      </text:list-level-style-number>
      <text:list-level-style-number text:level="9" text:style-name="Zeichenformat" style:num-prefix="See Also" style:num-format="">
        <style:list-level-properties text:space-before="-15.304cm" text:min-label-distance="0.4cm" fo:text-align="end"/>
      </text:list-level-style-number>
      <text:list-level-style-number text:level="10" text:style-name="Zeichenformat" style:num-prefix="See Also" style:num-format="">
        <style:list-level-properties text:space-before="-17.004cm" text:min-label-distance="0.4cm" fo:text-align="end"/>
      </text:list-level-style-number>
    </text:list-style>
    <text:list-style style:name="_5f_FirstStep" style:display-name="_FirstStep">
      <text:list-level-style-number text:level="1" text:style-name="Zeichenformat" style:num-format="1">
        <style:list-level-properties text:space-before="-0.599cm" text:min-label-width="0.4cm" text:min-label-distance="0.4cm" fo:text-align="end"/>
      </text:list-level-style-number>
      <text:list-level-style-number text:level="2" text:style-name="Zeichenformat" style:num-format="1">
        <style:list-level-properties text:space-before="-1.199cm" text:min-label-width="0.4cm" text:min-label-distance="0.4cm" fo:text-align="end"/>
      </text:list-level-style-number>
      <text:list-level-style-number text:level="3" text:style-name="Zeichenformat" style:num-format="1">
        <style:list-level-properties text:space-before="-1.799cm" text:min-label-width="0.4cm" text:min-label-distance="0.4cm" fo:text-align="end"/>
      </text:list-level-style-number>
      <text:list-level-style-number text:level="4" text:style-name="Zeichenformat" style:num-format="1">
        <style:list-level-properties text:space-before="-2.398cm" text:min-label-width="0.4cm" text:min-label-distance="0.4cm" fo:text-align="end"/>
      </text:list-level-style-number>
      <text:list-level-style-number text:level="5" text:style-name="Zeichenformat" style:num-format="1">
        <style:list-level-properties text:space-before="-2.998cm" text:min-label-width="0.4cm" text:min-label-distance="0.4cm" fo:text-align="end"/>
      </text:list-level-style-number>
      <text:list-level-style-number text:level="6" text:style-name="Zeichenformat" style:num-format="1">
        <style:list-level-properties text:space-before="-3.598cm" text:min-label-width="0.4cm" text:min-label-distance="0.4cm" fo:text-align="end"/>
      </text:list-level-style-number>
      <text:list-level-style-number text:level="7" text:style-name="Zeichenformat" style:num-format="1">
        <style:list-level-properties text:space-before="-4.198cm" text:min-label-width="0.4cm" text:min-label-distance="0.4cm" fo:text-align="end"/>
      </text:list-level-style-number>
      <text:list-level-style-number text:level="8" text:style-name="Zeichenformat" style:num-format="1">
        <style:list-level-properties text:space-before="-4.797cm" text:min-label-width="0.4cm" text:min-label-distance="0.4cm" fo:text-align="end"/>
      </text:list-level-style-number>
      <text:list-level-style-number text:level="9" text:style-name="Zeichenformat" style:num-format="1">
        <style:list-level-properties text:space-before="-5.397cm" text:min-label-width="0.4cm" text:min-label-distance="0.4cm" fo:text-align="end"/>
      </text:list-level-style-number>
      <text:list-level-style-number text:level="10" text:style-name="Zeichenformat" style:num-format="1">
        <style:list-level-properties text:space-before="-5.997cm" text:min-label-width="0.4cm" text:min-label-distance="0.4cm"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4cm" text:min-label-distance="0.4cm"/>
      </text:list-level-style-number>
      <text:list-level-style-number text:level="2" text:style-name="Numbering_20_Symbols" style:num-suffix="." style:num-format="a">
        <style:list-level-properties text:space-before="1.27cm" text:min-label-width="0.4cm" text:min-label-distance="0.4cm"/>
      </text:list-level-style-number>
      <text:list-level-style-number text:level="3" text:style-name="Numbering_20_Symbols" style:num-suffix="." style:num-format="a">
        <style:list-level-properties text:space-before="1.905cm" text:min-label-width="0.4cm" text:min-label-distance="0.4cm"/>
      </text:list-level-style-number>
      <text:list-level-style-number text:level="4" text:style-name="Numbering_20_Symbols" style:num-suffix="." style:num-format="a">
        <style:list-level-properties text:space-before="2.54cm" text:min-label-width="0.4cm" text:min-label-distance="0.4cm"/>
      </text:list-level-style-number>
      <text:list-level-style-number text:level="5" text:style-name="Numbering_20_Symbols" style:num-suffix="." style:num-format="a">
        <style:list-level-properties text:space-before="3.175cm" text:min-label-width="0.4cm" text:min-label-distance="0.4cm"/>
      </text:list-level-style-number>
      <text:list-level-style-number text:level="6" text:style-name="Numbering_20_Symbols" style:num-suffix="." style:num-format="a">
        <style:list-level-properties text:space-before="3.81cm" text:min-label-width="0.4cm" text:min-label-distance="0.4cm"/>
      </text:list-level-style-number>
      <text:list-level-style-number text:level="7" text:style-name="Numbering_20_Symbols" style:num-suffix="." style:num-format="a">
        <style:list-level-properties text:space-before="4.445cm" text:min-label-width="0.4cm" text:min-label-distance="0.4cm"/>
      </text:list-level-style-number>
      <text:list-level-style-number text:level="8" text:style-name="Numbering_20_Symbols" style:num-suffix="." style:num-format="a">
        <style:list-level-properties text:space-before="5.08cm" text:min-label-width="0.4cm" text:min-label-distance="0.4cm"/>
      </text:list-level-style-number>
      <text:list-level-style-number text:level="9" text:style-name="Numbering_20_Symbols" style:num-suffix="." style:num-format="a">
        <style:list-level-properties text:space-before="5.715cm" text:min-label-width="0.4cm" text:min-label-distance="0.4cm"/>
      </text:list-level-style-number>
      <text:list-level-style-number text:level="10" text:style-name="Numbering_20_Symbols" style:num-suffix="." style:num-format="a">
        <style:list-level-properties text:space-before="6.35cm" text:min-label-width="0.4cm" text:min-label-distance="0.4cm"/>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1.27cm"/>
      </text:list-level-style-number>
      <text:list-level-style-number text:level="3" text:style-name="_5f_SideHead" style:num-prefix="Caution – " style:num-format="">
        <style:list-level-properties text:space-before="1.905cm"/>
      </text:list-level-style-number>
      <text:list-level-style-number text:level="4" text:style-name="_5f_SideHead" style:num-prefix="Caution – " style:num-format="">
        <style:list-level-properties text:space-before="2.54cm"/>
      </text:list-level-style-number>
      <text:list-level-style-number text:level="5" text:style-name="_5f_SideHead" style:num-prefix="Caution – " style:num-format="">
        <style:list-level-properties text:space-before="3.175cm"/>
      </text:list-level-style-number>
      <text:list-level-style-number text:level="6" text:style-name="_5f_SideHead" style:num-prefix="Caution – " style:num-format="">
        <style:list-level-properties text:space-before="3.81cm"/>
      </text:list-level-style-number>
      <text:list-level-style-number text:level="7" text:style-name="_5f_SideHead" style:num-prefix="Caution – " style:num-format="">
        <style:list-level-properties text:space-before="4.445cm"/>
      </text:list-level-style-number>
      <text:list-level-style-number text:level="8" text:style-name="_5f_SideHead" style:num-prefix="Caution – " style:num-format="">
        <style:list-level-properties text:space-before="5.08cm"/>
      </text:list-level-style-number>
      <text:list-level-style-number text:level="9" text:style-name="_5f_SideHead" style:num-prefix="Caution – " style:num-format="">
        <style:list-level-properties text:space-before="5.715cm"/>
      </text:list-level-style-number>
      <text:list-level-style-number text:level="10" text:style-name="_5f_SideHead" style:num-prefix="Caution – " style:num-format="">
        <style:list-level-properties text:space-before="6.35cm"/>
      </text:list-level-style-number>
    </text:list-style>
    <text:list-style style:name="_5f_TaskPrework" style:display-name="_TaskPrework">
      <text:list-level-style-number text:level="1" text:style-name="Zeichenformat" style:num-prefix="Before You Begin" style:num-format="">
        <style:list-level-properties text:space-before="-2.739cm" text:min-label-width="2.739cm" text:min-label-distance="0.3cm" fo:text-align="end"/>
      </text:list-level-style-number>
      <text:list-level-style-number text:level="2" text:style-name="Zeichenformat" style:num-prefix="Before You Begin" style:num-format="">
        <style:list-level-properties text:space-before="1.27cm" text:min-label-width="0.635cm"/>
      </text:list-level-style-number>
      <text:list-level-style-number text:level="3" text:style-name="Zeichenformat" style:num-prefix="Before You Begin" style:num-format="">
        <style:list-level-properties text:space-before="1.905cm" text:min-label-width="0.635cm"/>
      </text:list-level-style-number>
      <text:list-level-style-number text:level="4" text:style-name="Zeichenformat" style:num-prefix="Before You Begin" style:num-format="">
        <style:list-level-properties text:space-before="2.54cm" text:min-label-width="0.635cm"/>
      </text:list-level-style-number>
      <text:list-level-style-number text:level="5" text:style-name="Zeichenformat" style:num-prefix="Before You Begin" style:num-format="">
        <style:list-level-properties text:space-before="3.175cm" text:min-label-width="0.635cm"/>
      </text:list-level-style-number>
      <text:list-level-style-number text:level="6" text:style-name="Zeichenformat" style:num-prefix="Before You Begin" style:num-format="">
        <style:list-level-properties text:space-before="3.81cm" text:min-label-width="0.635cm"/>
      </text:list-level-style-number>
      <text:list-level-style-number text:level="7" text:style-name="Zeichenformat" style:num-prefix="Before You Begin" style:num-format="">
        <style:list-level-properties text:space-before="4.445cm" text:min-label-width="0.635cm"/>
      </text:list-level-style-number>
      <text:list-level-style-number text:level="8" text:style-name="Zeichenformat" style:num-prefix="Before You Begin" style:num-format="">
        <style:list-level-properties text:space-before="5.08cm" text:min-label-width="0.635cm"/>
      </text:list-level-style-number>
      <text:list-level-style-number text:level="9" text:style-name="Zeichenformat" style:num-prefix="Before You Begin" style:num-format="">
        <style:list-level-properties text:space-before="5.715cm" text:min-label-width="0.635cm"/>
      </text:list-level-style-number>
      <text:list-level-style-number text:level="10" text:style-name="Zeichenformat" style:num-prefix="Before You Begin" style:num-format="">
        <style:list-level-properties text:space-before="6.35cm" text:min-label-width="0.635cm"/>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1.27cm"/>
      </text:list-level-style-number>
      <text:list-level-style-number text:level="3" text:style-name="_5f_SideHead" style:num-prefix="Warning – " style:num-format="">
        <style:list-level-properties text:space-before="1.905cm"/>
      </text:list-level-style-number>
      <text:list-level-style-number text:level="4" text:style-name="_5f_SideHead" style:num-prefix="Warning – " style:num-format="">
        <style:list-level-properties text:space-before="2.54cm"/>
      </text:list-level-style-number>
      <text:list-level-style-number text:level="5" text:style-name="_5f_SideHead" style:num-prefix="Warning – " style:num-format="">
        <style:list-level-properties text:space-before="3.175cm"/>
      </text:list-level-style-number>
      <text:list-level-style-number text:level="6" text:style-name="_5f_SideHead" style:num-prefix="Warning – " style:num-format="">
        <style:list-level-properties text:space-before="3.81cm"/>
      </text:list-level-style-number>
      <text:list-level-style-number text:level="7" text:style-name="_5f_SideHead" style:num-prefix="Warning – " style:num-format="">
        <style:list-level-properties text:space-before="4.445cm"/>
      </text:list-level-style-number>
      <text:list-level-style-number text:level="8" text:style-name="_5f_SideHead" style:num-prefix="Warning – " style:num-format="">
        <style:list-level-properties text:space-before="5.08cm"/>
      </text:list-level-style-number>
      <text:list-level-style-number text:level="9" text:style-name="_5f_SideHead" style:num-prefix="Warning – " style:num-format="">
        <style:list-level-properties text:space-before="5.715cm"/>
      </text:list-level-style-number>
      <text:list-level-style-number text:level="10" text:style-name="_5f_SideHead" style:num-prefix="Warning – " style:num-format="">
        <style:list-level-properties text:space-before="6.35cm"/>
      </text:list-level-style-number>
    </text:list-style>
    <text:list-style style:name="_5f_TOCTaskBullet" style:display-name="_TOCTaskBullet">
      <text:list-level-style-bullet text:level="1" text:style-name="_5f_TOCTaskBullet" text:bullet-char="▼">
        <style:list-level-properties text:space-before="-0.499cm" text:min-label-width="0.199cm" text:min-label-distance="0.199cm"/>
        <style:text-properties fo:font-family="Arial" style:font-style-name="Regular" style:font-family-generic="swiss" style:font-pitch="variable"/>
      </text:list-level-style-bullet>
      <text:list-level-style-bullet text:level="2" text:style-name="_5f_TOCTaskBullet" text:bullet-char="▼">
        <style:list-level-properties text:space-before="1.27cm" text:min-label-width="0.635cm"/>
        <style:text-properties fo:font-family="Arial" style:font-style-name="Regular" style:font-family-generic="swiss" style:font-pitch="variable"/>
      </text:list-level-style-bullet>
      <text:list-level-style-bullet text:level="3" text:style-name="_5f_TOCTaskBullet" text:bullet-char="▼">
        <style:list-level-properties text:space-before="1.905cm" text:min-label-width="0.635cm"/>
        <style:text-properties fo:font-family="Arial" style:font-style-name="Regular" style:font-family-generic="swiss" style:font-pitch="variable"/>
      </text:list-level-style-bullet>
      <text:list-level-style-bullet text:level="4" text:style-name="_5f_TOCTaskBullet" text:bullet-char="▼">
        <style:list-level-properties text:space-before="2.54cm" text:min-label-width="0.635cm"/>
        <style:text-properties fo:font-family="Arial" style:font-style-name="Regular" style:font-family-generic="swiss" style:font-pitch="variable"/>
      </text:list-level-style-bullet>
      <text:list-level-style-bullet text:level="5" text:style-name="_5f_TOCTaskBullet" text:bullet-char="▼">
        <style:list-level-properties text:space-before="3.175cm" text:min-label-width="0.635cm"/>
        <style:text-properties fo:font-family="Arial" style:font-style-name="Regular" style:font-family-generic="swiss" style:font-pitch="variable"/>
      </text:list-level-style-bullet>
      <text:list-level-style-bullet text:level="6" text:style-name="_5f_TOCTaskBullet" text:bullet-char="▼">
        <style:list-level-properties text:space-before="3.81cm" text:min-label-width="0.635cm"/>
        <style:text-properties fo:font-family="Arial" style:font-style-name="Regular" style:font-family-generic="swiss" style:font-pitch="variable"/>
      </text:list-level-style-bullet>
      <text:list-level-style-bullet text:level="7" text:style-name="_5f_TOCTaskBullet" text:bullet-char="▼">
        <style:list-level-properties text:space-before="4.445cm" text:min-label-width="0.635cm"/>
        <style:text-properties fo:font-family="Arial" style:font-style-name="Regular" style:font-family-generic="swiss" style:font-pitch="variable"/>
      </text:list-level-style-bullet>
      <text:list-level-style-bullet text:level="8" text:style-name="_5f_TOCTaskBullet" text:bullet-char="▼">
        <style:list-level-properties text:space-before="5.08cm" text:min-label-width="0.635cm"/>
        <style:text-properties fo:font-family="Arial" style:font-style-name="Regular" style:font-family-generic="swiss" style:font-pitch="variable"/>
      </text:list-level-style-bullet>
      <text:list-level-style-bullet text:level="9" text:style-name="_5f_TOCTaskBullet" text:bullet-char="▼">
        <style:list-level-properties text:space-before="5.715cm" text:min-label-width="0.635cm"/>
        <style:text-properties fo:font-family="Arial" style:font-style-name="Regular" style:font-family-generic="swiss" style:font-pitch="variable"/>
      </text:list-level-style-bullet>
      <text:list-level-style-bullet text:level="10" text:style-name="_5f_TOCTaskBullet" text:bullet-char="▼">
        <style:list-level-properties text:space-before="6.35cm" text:min-label-width="0.635cm"/>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master-page-name="">
      <style:paragraph-properties fo:margin-top="0cm" fo:margin-bottom="0cm" style:page-number="auto"/>
    </style:style>
    <style:style style:name="MP2" style:family="paragraph" style:parent-style-name="_5f_ChapterHeading">
      <style:paragraph-properties fo:padding="0cm"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cm"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cm" fo:border="none" style:shadow="none">
        <style:background-image/>
      </style:graphic-properties>
    </style:style>
    <style:page-layout style:name="Mpm1">
      <style:page-layout-properties fo:page-width="19.05cm" fo:page-height="22.86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6cm" fo:page-height="29.693cm" style:num-format="1" style:print-orientation="portrait" fo:margin-top="0.4cm" fo:margin-bottom="0.4cm" fo:margin-left="1.9cm" fo:margin-right="1.0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651cm" fo:margin-left="0cm" fo:margin-right="0cm" fo:margin-bottom="1.251cm" style:dynamic-spacing="false"/>
      </style:header-style>
      <style:footer-style>
        <style:header-footer-properties svg:height="0.801cm" fo:margin-left="0cm" fo:margin-right="0cm" fo:margin-top="0.4cm" style:dynamic-spacing="false"/>
      </style:footer-style>
    </style:page-layout>
    <style:page-layout style:name="Mpm3" style:page-usage="left">
      <style:page-layout-properties fo:page-width="20.999cm" fo:page-height="29.699cm" style:num-format="1" style:print-orientation="portrait" fo:margin-top="0.4cm" fo:margin-bottom="0.4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651cm" fo:margin-left="0cm" fo:margin-right="0cm" fo:margin-bottom="1.251cm" style:dynamic-spacing="false"/>
      </style:header-style>
      <style:footer-style>
        <style:header-footer-properties svg:height="0.801cm" fo:margin-left="0cm" fo:margin-right="0cm" fo:margin-top="0.4cm" style:dynamic-spacing="false"/>
      </style:footer-style>
    </style:page-layout>
    <style:page-layout style:name="Mpm4" style:page-usage="right">
      <style:page-layout-properties fo:page-width="20.999cm" fo:page-height="29.699cm" style:num-format="1" style:print-orientation="portrait" fo:margin-top="0.80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2.14cm" fo:margin-left="0cm" fo:margin-right="0cm" fo:margin-bottom="0cm" style:dynamic-spacing="false"/>
      </style:header-style>
      <style:footer-style>
        <style:header-footer-properties svg:height="1.199cm" fo:margin-left="0cm" fo:margin-right="0cm" fo:margin-top="0.6cm" style:dynamic-spacing="false"/>
      </style:footer-style>
    </style:page-layout>
    <style:page-layout style:name="Mpm5" style:page-usage="left">
      <style:page-layout-properties fo:page-width="20.999cm" fo:page-height="29.699cm" style:num-format="1" style:print-orientation="portrait" fo:margin-top="1cm" fo:margin-bottom="0.801cm" fo:margin-left="1.05cm" fo:margin-right="1.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6" style:page-usage="left">
      <style:page-layout-properties fo:page-width="19.05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left">
      <style:page-layout-properties fo:page-width="20.999cm" fo:page-height="29.699cm" style:num-format="1" style:print-orientation="portrait" fo:margin-top="1cm" fo:margin-bottom="0.801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8" style:page-usage="right">
      <style:page-layout-properties fo:page-width="20.999cm" fo:page-height="29.699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9">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0.801cm" fo:margin-bottom="0.801cm" fo:margin-left="1.9cm" fo:margin-right="1.0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5.5cm" fo:margin-left="0cm" fo:margin-right="0cm" fo:margin-bottom="0.499cm" style:dynamic-spacing="false"/>
      </style:header-style>
      <style:footer-style>
        <style:header-footer-properties svg:height="1.199cm" fo:margin-left="0cm" fo:margin-right="0cm" fo:margin-top="0.6cm" style:dynamic-spacing="false"/>
      </style:footer-style>
    </style:page-layout>
    <style:page-layout style:name="Mpm11" style:page-usage="right">
      <style:page-layout-properties fo:page-width="20.999cm" fo:page-height="29.699cm" style:num-format="1" style:print-orientation="portrait" fo:margin-top="0.80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5.5cm" fo:margin-left="0cm" fo:margin-right="0cm" fo:margin-bottom="0.499cm" style:dynamic-spacing="false"/>
      </style:header-style>
      <style:footer-style>
        <style:header-footer-properties svg:height="1.199cm" fo:margin-left="0cm" fo:margin-right="0cm" fo:margin-top="0.6cm" style:dynamic-spacing="false"/>
      </style:footer-style>
    </style:page-layout>
    <style:page-layout style:name="Mpm12" style:page-usage="left">
      <style:page-layout-properties fo:page-width="19.05cm" fo:page-height="22.86cm" style:num-format="1" style:print-orientation="portrait" fo:margin-top="1cm" fo:margin-bottom="0.801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13" style:page-usage="right">
      <style:page-layout-properties fo:page-width="19.05cm" fo:page-height="22.86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14" style:page-usage="right">
      <style:page-layout-properties fo:page-width="19.05cm" fo:page-height="22.86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2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Printing a design</text:chapter></text:p>
      </style:header>
      <style:footer>
        <text:p text:style-name="_5f_FooterLeft"><text:page-number text:select-page="current">2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Printing a design</text:chapter></text:p>
      </style:header>
      <style:footer>
        <text:p text:style-name="_5f_FooterRight">Chapter <text:chapter text:display="number" text:outline-level="1">4</text:chapter> <text:span text:style-name="MT1">·</text:span> <text:chapter text:display="name" text:outline-level="1">Printing a design</text:chapter><text:tab/><text:page-number text:select-page="current">2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2.75cm" svg:y="0.4cm" svg:width="4.2cm" svg:height="2.101cm" draw:z-index="0"><draw:text-box><text:p text:style-name="MP1"><text:span text:style-name="_5f_ChapterNo"><text:span text:style-name="MT2"><text:chapter text:display="number" text:outline-level="1">5</text:chapter></text:span></text:span></text:p></draw:text-box></draw:frame><draw:frame draw:style-name="Mfr2" draw:name="frameChapterHeader" text:anchor-type="paragraph" svg:x="0.199cm" svg:y="1.55cm" svg:width="7.2cm" svg:height="0.85cm" draw:z-index="11"><draw:text-box><text:p text:style-name="MP2"><text:span text:style-name="MT3"></text:span><text:span text:style-name="MT4"><text:tab/></text:span>Chapter <text:chapter text:display="number" text:outline-level="1">5</text:chapter></text:p></draw:text-box></draw:frame></text:p>
      </style:header>
      <style:footer>
        <text:p text:style-name="_5f_FooterChapterStart"><text:page-number text:select-page="current">2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2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2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29</text:page-number></text:p>
      </style:footer>
    </style:master-page>
    <style:master-page style:name="_5f_ContentsRight" style:display-name="_ContentsRight" style:page-layout-name="Mpm14" style:next-style-name="_5f_ContentsLef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inyCAD user manual</dc:title>
    <dc:description>
</dc:description>
    <dc:subject>Version 2.70.02,August 2010</dc:subject>
    <meta:creation-date>2008-10-14T11:35:16</meta:creation-date>
    <dc:date>2010-08-11T00:37:51.81</dc:date>
    <meta:editing-cycles>220</meta:editing-cycles>
    <meta:editing-duration>PT21H10M48S</meta:editing-duration>
    <dc:creator>Magnus Beischer</dc:creator>
    <meta:document-statistic meta:table-count="0" meta:image-count="17" meta:object-count="2" meta:page-count="73" meta:paragraph-count="724" meta:word-count="16367" meta:character-count="89222"/>
    <meta:user-defined meta:name="Book Title">TinyCAD user manual version 2.70.02</meta:user-defined>
    <meta:user-defined meta:name="Part No"/>
    <meta:user-defined meta:name="Publication Date">August 2010</meta:user-defined>
    <meta:user-defined meta:name="Subtitle"/>
  </office:meta>
</office:document-meta>
</file>